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42eb" officeooo:paragraph-rsid="000642eb"/>
    </style:style>
    <style:style style:name="P2" style:family="paragraph" style:parent-style-name="Standard">
      <style:text-properties officeooo:rsid="000642eb" officeooo:paragraph-rsid="00085a41"/>
    </style:style>
    <style:style style:name="P3" style:family="paragraph" style:parent-style-name="Standard">
      <style:text-properties fo:font-size="18pt" officeooo:rsid="000642eb" officeooo:paragraph-rsid="000642eb" style:font-size-asian="18pt" style:font-size-complex="18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5"/><text:span text:style-name="T1">SOBRE A BARBEARIA ALURA </text:span></text:p>
      <text:p text:style-name="P1"/>
      <text:p text:style-name="P2">Localizada no coração da cidade a Barbearia Alura traz para o mercado o que há de melhor para o seu cabelo e barba.</text:p>
      <text:p text:style-name="P2"><text:s/>Fundada em 2019, a Barbearia Alura já é destaque na cidade e conquista novos clientes a cada dia.</text:p>
      <text:p text:style-name="P1"/>
      <text:p text:style-name="P1">Nossa missão é: "Proporcionar auto-estima e qualidade de vida aos clientes".</text:p>
      <text:p text:style-name="P1"/>
      <text:p text:style-name="P2">Oferecemos profissionais experientes e antenados às mudanças no mundo da moda.</text:p>
      <text:p text:style-name="P2"><text:s/>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1:21:19.074130044</meta:creation-date>
    <dc:date>2022-09-13T11:33:31.850109746</dc:date>
    <meta:editing-duration>PT2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2" meta:character-count="526" meta:non-whitespace-character-count="422"/>
  </office:meta>
</office:document-meta>
</file>